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d7d" officeooo:paragraph-rsid="00116d7d"/>
    </style:style>
    <style:style style:name="P2" style:family="paragraph" style:parent-style-name="Standard">
      <style:text-properties officeooo:rsid="0013c1f4" officeooo:paragraph-rsid="0013c1f4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20d28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ugas Pertemuan 2 - DDAP - Kelas B</text:h>
      <text:section text:style-name="Sect1" text:name="intro">
        <text:list xml:id="list3343682940" text:style-name="L1">
          <text:list-item>
            <text:p text:style-name="P5">Jelaskan konsep elemen desain (minimal 5 elemen). Berikan contoh dan jelaskan penggunaan masing-masing elemen desain pada website / mobile app (minimal 3 contoh per elemen desain)</text:p>
          </text:list-item>
          <text:list-item>
            <text:p text:style-name="P3">Jelaskan konsep prinsip desain (minimal 5 prinsip). Berikan contoh dan jelaskan penggunaan masing-masing prinsip desain pada website / mobile app (minimal 3 contoh per prinsip desain)</text:p>
          </text:list-item>
        </text:list>
        <text:p text:style-name="Text_20_body">Ketentuan:</text:p>
        <text:list xml:id="list1894409177" text:style-name="L2">
          <text:list-item>
            <text:p text:style-name="P4">Kalimat penjelasan dilarang copy-paste langsung dari internet. Parafrase dengan kalimat sendiri dan sertakan sumber. Contoh boleh diambil dari internet namun dengan menyertakan sumber.</text:p>
          </text:list-item>
        </text:list>
        <text:p text:style-name="Text_20_body">Waktu pengerjaan 2 minggu.</text:p>
        <text:p text:style-name="Text_20_body">Selamat mengerjakan,<text:line-break/>Riswan S. Sianturi</text:p>
      </text:section>
      <text:p text:style-name="P1">Jawab </text:p>
      <text:p text:style-name="P1">1. Element Desain meliputi : Line, Color, Shape, Value, Texture, Size, Space</text:p>
      <text:p text:style-name="P1">- <text:s/><text:span text:style-name="T1">Line : line atau garis membantu dalam mengarahkan pengguna dalam melihat, sebagai pembatas, dan menekankan suatu kalimat atau objek.</text:span></text:p>
      <text:p text:style-name="P1"/>
      <text:p text:style-name="P1">2. Prinsip Desain meliputi : Contrast, Allignment, Repetition, Proximity, Unity, balance, Variation, Hierarchy</text:p>
      <text:p text:style-name="P1"/>
      <text:p text:style-name="P2">Daftar Pustaka :</text:p>
      <text:p text:style-name="P2"><text:a xlink:type="simple" xlink:href="https://webdesign.tutsplus.com/articles/a-comprehensive-introduction-to-visual-design--cms-26224" text:style-name="Internet_20_link" text:visited-style-name="Visited_20_Internet_20_Link">https://webdesign.tutsplus.com/articles/a-comprehensive-introduction-to-visual-design--cms-26224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8:09:44.039931272</meta:creation-date>
    <dc:date>2022-02-23T22:19:36.422394726</dc:date>
    <meta:editing-duration>PT3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47" meta:character-count="1099" meta:non-whitespace-character-count="967"/>
  </office:meta>
</office:document-meta>
</file>